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marker-start-width="0.359cm" draw:marker-end-width="0.359cm" draw:textarea-horizontal-align="justify" draw:textarea-vertical-align="middle" draw:auto-grow-height="false" fo:min-height="2.509cm" fo:min-width="9.244cm" fo:padding-top="0.178cm" fo:padding-bottom="0.178cm" fo:padding-left="0.303cm" fo:padding-right="0.303cm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000000" draw:marker-start-width="0.359cm" draw:marker-end-width="0.359cm" draw:fill-color="#bf819e" draw:textarea-horizontal-align="justify" draw:textarea-vertical-align="middle" draw:auto-grow-height="false" fo:min-height="1.95cm" fo:min-width="7.08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textarea-horizontal-align="justify" draw:textarea-vertical-align="middle" draw:auto-grow-height="false" fo:min-height="2.396cm" fo:min-width="9.258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-color="#afd095" draw:textarea-horizontal-align="justify" draw:textarea-vertical-align="middle" draw:auto-grow-height="false" fo:min-height="2.692cm" fo:min-width="5.11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standard">
      <style:graphic-properties draw:stroke="dash" draw:stroke-dash="Long_20_Dash" svg:stroke-width="0.106cm" svg:stroke-color="#000000" draw:marker-start-width="0.359cm" draw:marker-end-width="0.359cm" svg:stroke-linecap="butt" draw:textarea-horizontal-align="justify" draw:textarea-vertical-align="middle" draw:auto-grow-height="false" fo:min-height="2.509cm" fo:min-width="9.244cm" fo:padding-top="0.178cm" fo:padding-bottom="0.178cm" fo:padding-left="0.303cm" fo:padding-right="0.303cm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draw:stroke-dash="Dash" svg:stroke-width="0.106cm" svg:stroke-color="#000000" draw:marker-start-width="0.359cm" draw:marker-end-width="0.359cm" svg:stroke-linecap="butt" draw:fill-color="#b7b3ca" draw:textarea-horizontal-align="justify" draw:textarea-vertical-align="middle" draw:auto-grow-height="false" fo:min-height="2.819cm" fo:min-width="9.554cm" fo:padding-top="0.178cm" fo:padding-bottom="0.178cm" fo:padding-left="0.303cm" fo:padding-right="0.303cm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106cm" svg:stroke-color="#000000" draw:marker-start-width="0.359cm" draw:marker-end-width="0.359cm" draw:fill-color="#bf819e" draw:textarea-horizontal-align="justify" draw:textarea-vertical-align="middle" draw:auto-grow-height="false" fo:min-height="2.047cm" fo:min-width="7.08cm" fo:padding-top="0.178cm" fo:padding-bottom="0.178cm" fo:padding-left="0.303cm" fo:padding-right="0.303cm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draw:stroke-dash="Dash" svg:stroke-width="0.106cm" svg:stroke-color="#000000" draw:marker-start-width="0.359cm" draw:marker-end-width="0.359cm" svg:stroke-linecap="butt" draw:fill-color="#b7b3ca" draw:textarea-horizontal-align="justify" draw:textarea-vertical-align="middle" draw:auto-grow-height="false" fo:min-height="2.692cm" fo:min-width="9.554cm" fo:padding-top="0.178cm" fo:padding-bottom="0.178cm" fo:padding-left="0.303cm" fo:padding-right="0.303cm" style:writing-mode="lr-tb" loext:decorative="false"/>
      <style:paragraph-properties style:writing-mode="lr-tb"/>
    </style:style>
    <style:style style:name="gr9" style:family="graphic" style:parent-style-name="objectwithoutfill">
      <style:graphic-properties draw:stroke="solid"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objectwithoutfill">
      <style:graphic-properties draw:stroke="solid" svg:stroke-width="0.106cm" svg:stroke-color="#000000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gr11" style:family="graphic" style:parent-style-name="objectwithoutfill">
      <style:graphic-properties draw:stroke="solid" svg:stroke-width="0.106cm" svg:stroke-color="#000000" draw:marker-start-width="0.3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objectwithoutfill">
      <style:graphic-properties draw:stroke="solid" svg:stroke-width="0.106cm" svg:stroke-color="#000000" draw:marker-start-width="0.359cm" draw:marker-end="Arrowheads_20_5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objectwithoutfill">
      <style:graphic-properties draw:stroke="solid" svg:stroke-width="0.106cm" svg:stroke-color="#000000" draw:marker-start-width="0.359cm" draw:marker-end="Arrowheads_20_6" draw:marker-end-width="0.459cm" draw:fill="none" draw:textarea-vertical-align="middle" fo:padding-top="0.178cm" fo:padding-bottom="0.178cm" fo:padding-left="0.303cm" fo:padding-right="0.303cm" loext:decorative="false"/>
    </style:style>
    <style:style style:name="gr14" style:family="graphic" style:parent-style-name="objectwithoutfill">
      <style:graphic-properties draw:stroke="solid" svg:stroke-width="0.106cm" svg:stroke-color="#000000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draw:stroke="solid" svg:stroke-width="0.106cm" svg:stroke-color="#000000" draw:marker-start-width="0.359cm" draw:marker-end="Arrowheads_20_11" draw:marker-end-width="0.4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objectwithoutfill">
      <style:graphic-properties draw:stroke="solid" svg:stroke-width="0.106cm" svg:stroke-color="#000000" draw:marker-start-width="0.359cm" draw:marker-end="Arrowheads_20_12" draw:marker-end-width="0.4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objectwithoutfill">
      <style:graphic-properties draw:stroke="solid" svg:stroke-width="0.106cm" svg:stroke-color="#000000" draw:marker-start-width="0.359cm" draw:marker-end="Arrowheads_20_13" draw:marker-end-width="0.459cm" draw:fill="none" draw:textarea-vertical-align="middle" fo:padding-top="0.178cm" fo:padding-bottom="0.178cm" fo:padding-left="0.303cm" fo:padding-right="0.303cm" loext:decorative="false"/>
    </style:style>
    <style:style style:name="gr18" style:family="graphic" style:parent-style-name="objectwithoutfill">
      <style:graphic-properties draw:stroke="solid" svg:stroke-width="0.106cm" svg:stroke-color="#000000" draw:marker-start-width="0.359cm" draw:marker-end="Arrowheads_20_14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objectwithoutfill">
      <style:graphic-properties draw:stroke="solid" svg:stroke-width="0.106cm" svg:stroke-color="#000000" draw:marker-start-width="0.359cm" draw:marker-end="Arrowheads_20_15" draw:marker-end-width="0.459cm" draw:fill="none" draw:textarea-vertical-align="middle" fo:padding-top="0.178cm" fo:padding-bottom="0.178cm" fo:padding-left="0.303cm" fo:padding-right="0.303cm" loext:decorative="false"/>
    </style:style>
    <style:style style:name="gr20" style:family="graphic" style:parent-style-name="objectwithoutfill">
      <style:graphic-properties draw:stroke="solid" svg:stroke-width="0.106cm" svg:stroke-color="#000000" draw:marker-start-width="0.359cm" draw:marker-end="Arrowheads_20_16" draw:marker-end-width="0.459cm" draw:fill="none" draw:textarea-vertical-align="middle" fo:padding-top="0.178cm" fo:padding-bottom="0.178cm" fo:padding-left="0.303cm" fo:padding-right="0.303cm" loext:decorative="false"/>
    </style:style>
    <style:style style:name="gr21" style:family="graphic" style:parent-style-name="objectwithoutfill">
      <style:graphic-properties draw:stroke="solid" svg:stroke-width="0.106cm" svg:stroke-color="#000000" draw:marker-start-width="0.359cm" draw:marker-end="Arrowheads_20_17" draw:marker-end-width="0.459cm" draw:fill="none" draw:textarea-vertical-align="middle" fo:padding-top="0.178cm" fo:padding-bottom="0.178cm" fo:padding-left="0.303cm" fo:padding-right="0.303cm" loext:decorative="false"/>
    </style:style>
    <style:style style:name="gr22" style:family="graphic" style:parent-style-name="objectwithoutfill">
      <style:graphic-properties draw:stroke="solid" svg:stroke-width="0.106cm" svg:stroke-color="#000000" draw:marker-start-width="0.359cm" draw:marker-end="Arrowheads_20_18" draw:marker-end-width="0.459cm" draw:fill="none" draw:textarea-vertical-align="middle" fo:padding-top="0.178cm" fo:padding-bottom="0.178cm" fo:padding-left="0.303cm" fo:padding-right="0.303cm" loext:decorative="false"/>
    </style:style>
    <style:style style:name="gr23" style:family="graphic" style:parent-style-name="objectwithoutfill">
      <style:graphic-properties draw:stroke="solid" svg:stroke-width="0.106cm" svg:stroke-color="#000000" draw:marker-start-width="0.359cm" draw:marker-end="Arrowheads_20_19" draw:marker-end-width="0.459cm" draw:fill="none" draw:textarea-vertical-align="middle" fo:padding-top="0.178cm" fo:padding-bottom="0.178cm" fo:padding-left="0.303cm" fo:padding-right="0.303cm" loext:decorative="false"/>
    </style:style>
    <style:style style:name="gr24" style:family="graphic" style:parent-style-name="objectwithoutfill">
      <style:graphic-properties draw:stroke="solid" svg:stroke-width="0.106cm" svg:stroke-color="#000000" draw:marker-start-width="0.359cm" draw:marker-end="Arrowheads_20_20" draw:marker-end-width="0.459cm" draw:fill="none" draw:textarea-vertical-align="middle" fo:padding-top="0.178cm" fo:padding-bottom="0.178cm" fo:padding-left="0.303cm" fo:padding-right="0.303cm" loext:decorative="false"/>
    </style:style>
    <style:style style:name="gr25" style:family="graphic" style:parent-style-name="objectwithoutfill">
      <style:graphic-properties draw:stroke="solid" svg:stroke-width="0.106cm" svg:stroke-color="#000000" draw:marker-start-width="0.359cm" draw:marker-end="Arrowheads_20_21" draw:marker-end-width="0.459cm" draw:fill="none" draw:textarea-vertical-align="middle" fo:padding-top="0.178cm" fo:padding-bottom="0.178cm" fo:padding-left="0.303cm" fo:padding-right="0.303cm" loext:decorative="false"/>
    </style:style>
    <style:style style:name="gr26" style:family="graphic" style:parent-style-name="objectwithoutfill">
      <style:graphic-properties draw:stroke="dash" draw:stroke-dash="Long_20_Dash" svg:stroke-width="0.106cm" svg:stroke-color="#000000" draw:marker-start-width="0.359cm" draw:marker-end="Arrowheads_20_23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14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0.963cm" loext:decorative="false"/>
      <style:paragraph-properties style:writing-mode="lr-tb"/>
    </style:style>
    <style:style style:name="gr29" style:family="graphic">
      <style:graphic-properties style:writing-mode="lr-tb" loext:decorative="false"/>
    </style:style>
    <style:style style:name="gr30" style:family="graphic" style:parent-style-name="standard">
      <style:graphic-properties draw:stroke="solid" svg:stroke-width="0.106cm" svg:stroke-color="#000000" draw:marker-start-width="0.359cm" draw:marker-end-width="0.359cm" draw:fill-color="#afd095" draw:textarea-horizontal-align="justify" draw:textarea-vertical-align="middle" draw:auto-grow-height="false" fo:min-height="1.118cm" fo:min-width="2.253cm" fo:padding-top="0.178cm" fo:padding-bottom="0.178cm" fo:padding-left="0.303cm" fo:padding-right="0.303cm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106cm" svg:stroke-color="#000000" draw:marker-start-width="0.359cm" draw:marker-end-width="0.359cm" draw:textarea-horizontal-align="justify" draw:textarea-vertical-align="middle" draw:auto-grow-height="false" fo:min-height="1.227cm" fo:min-width="4.939cm" fo:padding-top="0.178cm" fo:padding-bottom="0.178cm" fo:padding-left="0.303cm" fo:padding-right="0.303cm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106cm" svg:stroke-color="#000000" draw:marker-start-width="0.359cm" draw:marker-end-width="0.359cm" draw:fill-color="#bf819e" draw:textarea-horizontal-align="justify" draw:textarea-vertical-align="middle" draw:auto-grow-height="false" fo:min-height="0.971cm" fo:min-width="3.717cm" fo:padding-top="0.178cm" fo:padding-bottom="0.178cm" fo:padding-left="0.303cm" fo:padding-right="0.303cm" style:writing-mode="lr-tb" loext:decorative="false"/>
      <style:paragraph-properties style:writing-mode="lr-tb"/>
    </style:style>
    <style:style style:name="gr33" style:family="graphic" style:parent-style-name="standard">
      <style:graphic-properties draw:stroke="solid" draw:stroke-dash="Dash" svg:stroke-width="0.106cm" svg:stroke-color="#000000" draw:marker-start-width="0.359cm" draw:marker-end-width="0.359cm" svg:stroke-linecap="butt" draw:fill-color="#b7b3ca" draw:textarea-horizontal-align="justify" draw:textarea-vertical-align="middle" draw:auto-grow-height="false" fo:min-height="1.397cm" fo:min-width="5.109cm" fo:padding-top="0.178cm" fo:padding-bottom="0.178cm" fo:padding-left="0.303cm" fo:padding-right="0.303cm" style:writing-mode="lr-tb" loext:decorative="false"/>
      <style:paragraph-properties style:writing-mode="lr-tb"/>
    </style:style>
    <style:style style:name="gr34" style:family="graphic" style:parent-style-name="standard">
      <style:graphic-properties draw:stroke="dash" draw:stroke-dash="Double_20_Dash" svg:stroke-width="0.106cm" svg:stroke-color="#000000" draw:marker-start-width="0.359cm" draw:marker-end-width="0.359cm" svg:stroke-linecap="butt" draw:fill-color="#ffffff" draw:textarea-horizontal-align="justify" draw:textarea-vertical-align="middle" draw:auto-grow-height="false" fo:min-height="1.397cm" fo:min-width="5.109cm" fo:padding-top="0.178cm" fo:padding-bottom="0.178cm" fo:padding-left="0.303cm" fo:padding-right="0.303cm" style:writing-mode="lr-tb" loext:decorative="false"/>
      <style:paragraph-properties style:writing-mode="lr-tb"/>
    </style:style>
    <style:style style:name="gr35" style:family="graphic">
      <style:graphic-properties style:protect="size" loext:decorative="false"/>
    </style:style>
    <style:style style:name="gr36" style:family="graphic" style:parent-style-name="standard">
      <style:graphic-properties draw:stroke="solid" svg:stroke-width="0.106cm" svg:stroke-color="#000000" draw:marker-start-width="0.359cm" draw:marker-end-width="0.359cm" draw:fill-color="#dddddd" draw:textarea-horizontal-align="justify" draw:textarea-vertical-align="middle" draw:auto-grow-height="false" fo:min-height="2.509cm" fo:min-width="9.244cm" fo:padding-top="0.178cm" fo:padding-bottom="0.178cm" fo:padding-left="0.303cm" fo:padding-right="0.303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textarea-horizontal-align="left" draw:auto-grow-height="true" draw:auto-grow-width="true" fo:min-height="0.822cm" fo:min-width="1.145cm" loext:decorative="false"/>
      <style:paragraph-properties style:writing-mode="lr-tb"/>
    </style:style>
    <style:style style:name="gr39" style:family="graphic" style:parent-style-name="standard">
      <style:graphic-properties draw:stroke="solid" svg:stroke-width="0.106cm" svg:stroke-color="#000000" draw:marker-start-width="0.359cm" draw:marker-end-width="0.359cm" draw:fill-color="#cccccc" draw:textarea-horizontal-align="justify" draw:textarea-vertical-align="middle" draw:auto-grow-height="false" fo:min-height="2.509cm" fo:min-width="9.244cm" fo:padding-top="0.178cm" fo:padding-bottom="0.178cm" fo:padding-left="0.303cm" fo:padding-right="0.303cm" style:writing-mode="lr-tb" loext:decorative="false"/>
      <style:paragraph-properties style:writing-mode="lr-tb"/>
    </style:style>
    <style:style style:name="gr40" style:family="graphic" style:parent-style-name="objectwithoutfill">
      <style:graphic-properties svg:stroke-width="0.106cm" svg:stroke-color="#000000" draw:marker-start-width="0.359cm" draw:marker-end="Arrowheads_20_24" draw:marker-end-width="0.459cm" draw:fill="none" draw:textarea-vertical-align="middle" fo:padding-top="0.178cm" fo:padding-bottom="0.178cm" fo:padding-left="0.303cm" fo:padding-right="0.303cm" loext:decorative="false"/>
    </style:style>
    <style:style style:name="gr41" style:family="graphic" style:parent-style-name="objectwithoutfill">
      <style:graphic-properties svg:stroke-width="0.106cm" svg:stroke-color="#000000" draw:marker-start-width="0.359cm" draw:marker-end="Arrowheads_20_25" draw:marker-end-width="0.459cm" draw:fill="none" draw:textarea-vertical-align="middle" fo:padding-top="0.178cm" fo:padding-bottom="0.178cm" fo:padding-left="0.303cm" fo:padding-right="0.303cm" loext:decorative="false"/>
    </style:style>
    <style:style style:name="gr42" style:family="graphic" style:parent-style-name="objectwithoutfill">
      <style:graphic-properties svg:stroke-width="0.106cm" svg:stroke-color="#000000" draw:marker-start-width="0.359cm" draw:marker-end="Arrowheads_20_29" draw:marker-end-width="0.459cm" draw:fill="none" draw:textarea-vertical-align="middle" fo:padding-top="0.178cm" fo:padding-bottom="0.178cm" fo:padding-left="0.303cm" fo:padding-right="0.303cm" loext:decorative="false"/>
    </style:style>
    <style:style style:name="gr43" style:family="graphic" style:parent-style-name="objectwithoutfill">
      <style:graphic-properties svg:stroke-width="0.106cm" svg:stroke-color="#000000" draw:marker-start-width="0.359cm" draw:marker-end="Arrowheads_20_30" draw:marker-end-width="0.459cm" draw:fill="none" draw:textarea-vertical-align="middle" fo:padding-top="0.178cm" fo:padding-bottom="0.178cm" fo:padding-left="0.303cm" fo:padding-right="0.303cm" loext:decorative="false"/>
    </style:style>
    <style:style style:name="gr44" style:family="graphic" style:parent-style-name="objectwithoutfill">
      <style:graphic-properties svg:stroke-width="0.106cm" svg:stroke-color="#000000" draw:marker-start-width="0.359cm" draw:marker-end="Arrowheads_20_33" draw:marker-end-width="0.459cm" draw:fill="none" draw:textarea-vertical-align="middle" fo:padding-top="0.178cm" fo:padding-bottom="0.178cm" fo:padding-left="0.303cm" fo:padding-right="0.303cm" loext:decorative="false"/>
    </style:style>
    <style:style style:name="gr45" style:family="graphic" style:parent-style-name="objectwithoutfill">
      <style:graphic-properties svg:stroke-width="0.106cm" svg:stroke-color="#000000" draw:marker-start-width="0.359cm" draw:marker-end="Arrowheads_20_34" draw:marker-end-width="0.459cm" draw:fill="none" draw:textarea-vertical-align="middle" fo:padding-top="0.178cm" fo:padding-bottom="0.178cm" fo:padding-left="0.303cm" fo:padding-right="0.303cm" loext:decorative="false"/>
    </style:style>
    <style:style style:name="gr46" style:family="graphic" style:parent-style-name="objectwithoutfill">
      <style:graphic-properties svg:stroke-width="0.106cm" svg:stroke-color="#000000" draw:marker-start-width="0.359cm" draw:marker-end="Arrowheads_20_35" draw:marker-end-width="0.459cm" draw:fill="none" draw:textarea-vertical-align="middle" fo:padding-top="0.178cm" fo:padding-bottom="0.178cm" fo:padding-left="0.303cm" fo:padding-right="0.303cm" loext:decorative="false"/>
    </style:style>
    <style:style style:name="gr47" style:family="graphic" style:parent-style-name="objectwithoutfill">
      <style:graphic-properties svg:stroke-width="0.106cm" svg:stroke-color="#000000" draw:marker-start-width="0.359cm" draw:marker-end="Arrowheads_20_39" draw:marker-end-width="0.459cm" draw:fill="none" draw:textarea-vertical-align="middle" fo:padding-top="0.178cm" fo:padding-bottom="0.178cm" fo:padding-left="0.303cm" fo:padding-right="0.303cm" loext:decorative="false"/>
    </style:style>
    <style:style style:name="gr48" style:family="graphic" style:parent-style-name="objectwithoutfill">
      <style:graphic-properties svg:stroke-width="0.106cm" svg:stroke-color="#000000" draw:marker-start-width="0.359cm" draw:marker-end="Arrowheads_20_42" draw:marker-end-width="0.459cm" draw:fill="none" draw:textarea-vertical-align="middle" fo:padding-top="0.178cm" fo:padding-bottom="0.178cm" fo:padding-left="0.303cm" fo:padding-right="0.303cm" loext:decorative="false"/>
    </style:style>
    <style:style style:name="gr49" style:family="graphic" style:parent-style-name="objectwithoutfill">
      <style:graphic-properties svg:stroke-width="0.106cm" svg:stroke-color="#000000" draw:marker-start-width="0.359cm" draw:marker-end="Arrowheads_20_43" draw:marker-end-width="0.459cm" draw:fill="none" draw:textarea-vertical-align="middle" fo:padding-top="0.178cm" fo:padding-bottom="0.178cm" fo:padding-left="0.303cm" fo:padding-right="0.303cm" loext:decorative="false"/>
    </style:style>
    <style:style style:name="gr50" style:family="graphic" style:parent-style-name="objectwithoutfill">
      <style:graphic-properties svg:stroke-width="0.106cm" svg:stroke-color="#000000" draw:marker-start-width="0.359cm" draw:marker-end="Arrowheads_20_44" draw:marker-end-width="0.459cm" draw:fill="none" draw:textarea-vertical-align="middle" fo:padding-top="0.178cm" fo:padding-bottom="0.178cm" fo:padding-left="0.303cm" fo:padding-right="0.303cm" loext:decorative="false"/>
    </style:style>
    <style:style style:name="gr51" style:family="graphic" style:parent-style-name="objectwithoutfill">
      <style:graphic-properties svg:stroke-width="0.106cm" svg:stroke-color="#000000" draw:marker-start-width="0.359cm" draw:marker-end="Arrowheads_20_45" draw:marker-end-width="0.459cm" draw:fill="none" draw:textarea-vertical-align="middle" fo:padding-top="0.178cm" fo:padding-bottom="0.178cm" fo:padding-left="0.303cm" fo:padding-right="0.303cm" loext:decorative="false"/>
    </style:style>
    <style:style style:name="gr52" style:family="graphic" style:parent-style-name="objectwithoutfill">
      <style:graphic-properties svg:stroke-width="0.106cm" svg:stroke-color="#000000" draw:marker-start-width="0.359cm" draw:marker-end="Arrowheads_20_46" draw:marker-end-width="0.459cm" draw:fill="none" draw:textarea-vertical-align="middle" fo:padding-top="0.178cm" fo:padding-bottom="0.178cm" fo:padding-left="0.303cm" fo:padding-right="0.303cm" loext:decorative="false"/>
    </style:style>
    <style:style style:name="gr53" style:family="graphic" style:parent-style-name="objectwithoutfill">
      <style:graphic-properties svg:stroke-width="0.106cm" svg:stroke-color="#000000" draw:marker-start-width="0.359cm" draw:marker-end="Arrowheads_20_48" draw:marker-end-width="0.459cm" draw:fill="none" draw:textarea-vertical-align="middle" fo:padding-top="0.178cm" fo:padding-bottom="0.178cm" fo:padding-left="0.303cm" fo:padding-right="0.303cm" loext:decorative="false"/>
    </style:style>
    <style:style style:name="gr54" style:family="graphic" style:parent-style-name="objectwithoutfill">
      <style:graphic-properties svg:stroke-width="0.106cm" svg:stroke-color="#000000" draw:marker-start-width="0.359cm" draw:marker-end="Arrowheads_20_49" draw:marker-end-width="0.459cm" draw:fill="none" draw:textarea-vertical-align="middle" fo:padding-top="0.178cm" fo:padding-bottom="0.178cm" fo:padding-left="0.303cm" fo:padding-right="0.303cm" loext:decorative="false"/>
    </style:style>
    <style:style style:name="gr55" style:family="graphic" style:parent-style-name="objectwithoutfill">
      <style:graphic-properties svg:stroke-width="0.106cm" svg:stroke-color="#000000" draw:marker-start-width="0.359cm" draw:marker-end="Arrowheads_20_50" draw:marker-end-width="0.459cm" draw:fill="none" draw:textarea-vertical-align="middle" fo:padding-top="0.178cm" fo:padding-bottom="0.178cm" fo:padding-left="0.303cm" fo:padding-right="0.303cm" loext:decorative="false"/>
    </style:style>
    <style:style style:name="gr56" style:family="graphic" style:parent-style-name="objectwithoutfill">
      <style:graphic-properties svg:stroke-width="0.106cm" svg:stroke-color="#000000" draw:marker-start-width="0.359cm" draw:marker-end="Arrowheads_20_32" draw:marker-end-width="0.459cm" draw:fill="none" draw:textarea-vertical-align="middle" fo:padding-top="0.178cm" fo:padding-bottom="0.178cm" fo:padding-left="0.303cm" fo:padding-right="0.303cm" loext:decorative="false"/>
    </style:style>
    <style:style style:name="gr57" style:family="graphic" style:parent-style-name="objectwithoutfill">
      <style:graphic-properties svg:stroke-width="0.106cm" svg:stroke-color="#000000" draw:marker-start-width="0.358cm" draw:marker-end="Arrowheads_20_51" draw:marker-end-width="0.458cm" draw:fill="none" draw:textarea-vertical-align="middle" fo:padding-top="0.177cm" fo:padding-bottom="0.177cm" fo:padding-left="0.302cm" fo:padding-right="0.302cm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style:font-name="DejaVu Sans" fo:font-size="20pt" fo:text-shadow="1pt 1pt" style:font-size-asian="14pt" style:font-size-complex="14pt"/>
    </style:style>
    <style:style style:name="P2" style:family="paragraph">
      <style:paragraph-properties fo:text-align="center" style:writing-mode="lr-tb"/>
      <style:text-properties style:font-name="DejaVu Sans" fo:font-size="20pt" fo:text-shadow="1pt 1pt" style:font-size-asian="14pt" style:font-size-complex="14pt"/>
    </style:style>
    <style:style style:name="P3" style:family="paragraph">
      <style:paragraph-properties fo:text-align="center"/>
      <style:text-properties style:font-name="DejaVu Sans" fo:font-size="20pt" style:font-size-asian="14pt" style:font-size-complex="14pt"/>
    </style:style>
    <style:style style:name="P4" style:family="paragraph">
      <loext:graphic-properties draw:fill-color="#bf819e"/>
      <style:paragraph-properties fo:text-align="center" style:writing-mode="lr-tb"/>
      <style:text-properties style:font-name="DejaVu Sans" fo:font-size="20pt" style:font-size-asian="14pt" style:font-size-complex="14pt"/>
    </style:style>
    <style:style style:name="P5" style:family="paragraph">
      <loext:graphic-properties draw:fill-color="#afd095"/>
      <style:paragraph-properties fo:text-align="center" style:writing-mode="lr-tb"/>
      <style:text-properties style:font-name="DejaVu Sans" fo:font-size="20pt" style:font-size-asian="14pt" style:font-size-complex="14pt"/>
    </style:style>
    <style:style style:name="P6" style:family="paragraph">
      <style:paragraph-properties fo:text-align="center"/>
      <style:text-properties style:font-name="DejaVu Sans" fo:font-size="20pt" fo:text-shadow="1pt 1pt" style:font-size-asian="16pt" style:font-size-complex="16pt"/>
    </style:style>
    <style:style style:name="P7" style:family="paragraph">
      <style:paragraph-properties fo:text-align="center" style:writing-mode="lr-tb"/>
      <style:text-properties style:font-name="DejaVu Sans" fo:font-size="20pt" fo:text-shadow="1pt 1pt" style:font-size-asian="16pt" style:font-size-complex="16pt"/>
    </style:style>
    <style:style style:name="P8" style:family="paragraph">
      <loext:graphic-properties draw:fill-color="#b7b3ca"/>
      <style:paragraph-properties fo:text-align="center" style:writing-mode="lr-tb"/>
      <style:text-properties style:font-name="DejaVu Sans" fo:font-size="20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style:font-name="DejaVu Sans" fo:font-size="20pt" style:font-size-asian="20pt" style:font-size-complex="20pt"/>
    </style:style>
    <style:style style:name="P11" style:family="paragraph">
      <style:paragraph-properties fo:text-align="center"/>
      <style:text-properties style:font-name="DejaVu Sans" fo:font-size="14pt" fo:text-shadow="1pt 1pt" style:font-size-asian="14pt" style:font-size-complex="14pt"/>
    </style:style>
    <style:style style:name="P12" style:family="paragraph">
      <style:paragraph-properties fo:text-align="center" style:writing-mode="lr-tb"/>
      <style:text-properties style:font-name="DejaVu Sans" fo:font-size="14pt" fo:text-shadow="1pt 1pt" style:font-size-asian="14pt" style:font-size-complex="14pt"/>
    </style:style>
    <style:style style:name="P13" style:family="paragraph">
      <style:paragraph-properties fo:text-align="center"/>
      <style:text-properties style:font-name="DejaVu Sans" fo:font-size="14pt" style:font-size-asian="14pt" style:font-size-complex="14pt"/>
    </style:style>
    <style:style style:name="P14" style:family="paragraph">
      <loext:graphic-properties draw:fill-color="#bf819e"/>
      <style:paragraph-properties fo:text-align="center" style:writing-mode="lr-tb"/>
      <style:text-properties style:font-name="DejaVu Sans" fo:font-size="14pt" style:font-size-asian="14pt" style:font-size-complex="14pt"/>
    </style:style>
    <style:style style:name="P15" style:family="paragraph">
      <loext:graphic-properties draw:fill-color="#b7b3ca"/>
      <style:paragraph-properties fo:text-align="center" style:writing-mode="lr-tb"/>
      <style:text-properties style:font-name="DejaVu Sans" fo:font-size="14pt" style:font-size-asian="14pt" style:font-size-complex="14pt"/>
    </style:style>
    <style:style style:name="P16" style:family="paragraph">
      <loext:graphic-properties draw:fill-color="#ffffff"/>
      <style:paragraph-properties fo:text-align="center" style:writing-mode="lr-tb"/>
      <style:text-properties style:font-name="DejaVu Sans" fo:font-size="14pt" style:font-size-asian="14pt" style:font-size-complex="14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-color="#dddddd"/>
      <style:paragraph-properties fo:text-align="center" style:writing-mode="lr-tb"/>
      <style:text-properties style:font-name="DejaVu Sans" fo:font-size="20pt" fo:text-shadow="1pt 1pt" style:font-size-asian="14pt" style:font-size-complex="14pt"/>
    </style:style>
    <style:style style:name="P19" style:family="paragraph">
      <loext:graphic-properties draw:fill-color="#cccccc"/>
      <style:paragraph-properties fo:text-align="center" style:writing-mode="lr-tb"/>
      <style:text-properties style:font-name="DejaVu Sans" fo:font-size="20pt" fo:text-shadow="1pt 1pt" style:font-size-asian="14pt" style:font-size-complex="14pt"/>
    </style:style>
    <style:style style:name="P20" style:family="paragraph">
      <loext:graphic-properties draw:fill-color="#ffffff"/>
    </style:style>
    <style:style style:name="T1" style:family="text">
      <style:text-properties style:font-name="DejaVu Sans" fo:font-size="20pt" fo:text-shadow="1pt 1pt" style:font-size-asian="13pt" style:font-size-complex="13pt"/>
    </style:style>
    <style:style style:name="T2" style:family="text">
      <style:text-properties style:font-name="DejaVu Sans" fo:font-size="20pt" style:font-size-asian="13pt" style:font-size-complex="13pt"/>
    </style:style>
    <style:style style:name="T3" style:family="text">
      <style:text-properties style:font-name="DejaVu Sans" fo:font-size="20pt" fo:text-shadow="1pt 1pt" style:font-size-asian="16pt" style:font-size-complex="16pt"/>
    </style:style>
    <style:style style:name="T4" style:family="text">
      <style:text-properties style:font-name="DejaVu Sans" fo:font-size="20pt" style:font-size-asian="12pt" style:font-size-complex="12pt"/>
    </style:style>
    <style:style style:name="T5" style:family="text">
      <style:text-properties style:font-name="DejaVu Sans" fo:font-size="20pt" style:font-size-asian="20pt" style:font-size-complex="20pt"/>
    </style:style>
    <style:style style:name="T6" style:family="text">
      <style:text-properties style:font-name="DejaVu Sans" fo:font-size="14pt" style:font-size-asian="10pt" style:font-size-complex="10pt"/>
    </style:style>
    <style:style style:name="T7" style:family="text">
      <style:text-properties style:font-name="DejaVu Sans" fo:font-size="14pt" fo:text-shadow="1pt 1pt" style:font-size-asian="14pt" style:font-size-complex="14pt"/>
    </style:style>
    <style:style style:name="T8" style:family="text">
      <style:text-properties style:font-name="DejaVu Sans" fo:font-size="14pt" style:font-size-asian="14pt" style:font-size-complex="14pt"/>
    </style:style>
    <style:style style:name="T9" style:family="text">
      <style:text-properties style:font-name="DejaVu Sans" fo:font-size="20pt" fo:text-shadow="1pt 1pt" style:font-size-asian="14pt" style:font-size-complex="14pt"/>
    </style:style>
    <style:style style:name="T10" style:family="text">
      <style:text-properties style:font-name="DejaVu Sans" fo:font-size="20pt" style:font-size-asian="14pt" style:font-size-complex="14pt"/>
    </style:style>
    <style:style style:name="T11" style:family="text">
      <style:text-properties style:font-name="DejaVu Sans" fo:font-size="20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10" draw:id="id10" draw:layer="layout" svg:width="10.16cm" svg:height="3.175cm" svg:x="0.812cm" svg:y="1.634cm">
          <text:p text:style-name="P1"><text:span text:style-name="T1">Scanned im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2" draw:id="id12" draw:layer="layout" svg:width="10.16cm" svg:height="3.048cm" svg:x="42.086cm" svg:y="27.161cm">
          <text:p text:style-name="P3"><text:span text:style-name="T2">Bundle Block</text:span><text:span text:style-name="T2"><text:line-break/></text:span><text:span text:style-name="T2">Adjustment</text:span></text:p>
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4" draw:id="id14" draw:layer="layout" svg:width="10.16cm" svg:height="3.048cm" svg:x="48.436cm" svg:y="13.826cm">
          <text:p text:style-name="P1"><text:span text:style-name="T1">GCPs</text:span><text:span text:style-name="T1"><text:line-break/></text:span><text:span text:style-name="T1">(3D coordinat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11.43cm" svg:height="6.096cm" svg:x="15.416cm" svg:y="6.714cm">
          <text:p text:style-name="P3"><text:span text:style-name="T2">Software supports fiducial marke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xml:id="id18" draw:id="id18" draw:layer="layout" svg:width="10.16cm" svg:height="3.175cm" svg:x="0.807cm" svg:y="8.175cm">
          <text:p text:style-name="P6"><text:span text:style-name="T3">Calibration 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" draw:id="id2" draw:layer="layout" svg:width="10.16cm" svg:height="3.175cm" svg:x="8.431cm" svg:y="13.699cm">
          <text:p text:style-name="P3"><text:span text:style-name="T2">Measure fiducial</text:span><text:span text:style-name="T2"><text:line-break/></text:span><text:span text:style-name="T2">marks in images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5" draw:id="id5" draw:layer="layout" svg:width="10.16cm" svg:height="3.175cm" svg:x="8.431cm" svg:y="22.589cm">
          <text:p text:style-name="P6"><text:span text:style-name="T3">Transformed im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6" draw:id="id6" draw:layer="layout" svg:width="10.16cm" svg:height="3.175cm" svg:x="23.163cm" svg:y="22.589cm">
          <text:p text:style-name="P6"><text:span text:style-name="T3">Cropped im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7" draw:id="id7" draw:layer="layout" svg:width="10.16cm" svg:height="3.175cm" svg:x="15.797cm" svg:y="27.034cm">
          <text:p text:style-name="P3"><text:span text:style-name="T2">Extract tie points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8" draw:id="id8" draw:layer="layout" svg:width="10.16cm" svg:height="3.175cm" svg:x="15.797cm" svg:y="31.479cm">
          <text:p text:style-name="P6"><text:span text:style-name="T3">Tie point lo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4" draw:id="id4" draw:layer="layout" svg:width="10.16cm" svg:height="3.175cm" svg:x="8.431cm" svg:y="18.144cm">
          <text:p text:style-name="P3"><text:span text:style-name="T2">Fiducial transformation</text:span></text:p>
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xml:id="id3" draw:id="id3" draw:layer="layout" svg:width="10.16cm" svg:height="3.175cm" svg:x="23.163cm" svg:y="13.699cm">
          <text:p text:style-name="P3"><text:span text:style-name="T2">Crop images</text:span><text:span text:style-name="T2"><text:line-break/></text:span><text:span text:style-name="T2">to same size</text:span></text:p>
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xml:id="id9" draw:id="id9" draw:layer="layout" svg:width="10.16cm" svg:height="3.175cm" svg:x="15.797cm" svg:y="35.924cm">
          <text:p text:style-name="P3"><text:span text:style-name="T2">Compute relative orientation parameters</text:span></text:p>
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8" xml:id="id15" draw:id="id15" draw:layer="layout" svg:width="10.16cm" svg:height="3.048cm" svg:x="48.436cm" svg:y="18.271cm">
          <text:p text:style-name="P3"><text:span text:style-name="T2">Measure GCP </text:span><text:span text:style-name="T2"><text:line-break/></text:span><text:span text:style-name="T2">locations in images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16" draw:id="id16" draw:layer="layout" svg:width="10.16cm" svg:height="3.175cm" svg:x="42.083cm" svg:y="32.114cm">
          <text:p text:style-name="P6"><text:span text:style-name="T3">Estimated orientation and calibration paramet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7" draw:id="id17" draw:layer="layout" svg:width="10.16cm" svg:height="3.175cm" svg:x="41.583cm" svg:y="37.194cm">
          <text:p text:style-name="P3"><text:span text:style-name="T4">DEM &amp; orthophoto workflow</text:span></text:p>
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9" draw:layer="layout" svg:x1="15.416cm" svg:y1="9.762cm" svg:x2="13.511cm" svg:y2="13.699cm" draw:start-shape="id1" draw:start-glue-point="5" draw:end-shape="id2" svg:d="M15416 9762h-1905v3937" svg:viewBox="0 0 1906 3938">
          <text:p/>
        </draw:connector>
        <draw:connector draw:style-name="gr10" draw:text-style-name="P9" draw:layer="layout" svg:x1="26.846cm" svg:y1="9.762cm" svg:x2="28.741cm" svg:y2="13.699cm" draw:start-shape="id1" draw:start-glue-point="7" draw:end-shape="id3" draw:end-glue-point="4" svg:d="M26846 9762h1895v3937" svg:viewBox="0 0 1896 3938">
          <text:p/>
        </draw:connector>
        <draw:connector draw:style-name="gr11" draw:text-style-name="P9" draw:layer="layout" svg:x1="13.511cm" svg:y1="16.874cm" svg:x2="13.511cm" svg:y2="18.144cm" draw:start-shape="id2" draw:start-glue-point="2" draw:end-shape="id4" draw:end-glue-point="5" svg:d="M13511 16874v1270" svg:viewBox="0 0 1 1271">
          <text:p/>
        </draw:connector>
        <draw:connector draw:style-name="gr12" draw:text-style-name="P9" draw:layer="layout" svg:x1="13.511cm" svg:y1="21.319cm" svg:x2="13.511cm" svg:y2="22.589cm" draw:start-shape="id4" draw:start-glue-point="8" draw:end-shape="id5" draw:end-glue-point="0" svg:d="M13511 21319v1270" svg:viewBox="0 0 1 1271">
          <text:p/>
        </draw:connector>
        <draw:connector draw:style-name="gr13" draw:text-style-name="P9" draw:layer="layout" svg:x1="28.243cm" svg:y1="16.874cm" svg:x2="28.243cm" svg:y2="22.589cm" draw:start-shape="id3" draw:start-glue-point="8" draw:end-shape="id6" draw:end-glue-point="0" svg:d="M28243 16874v5715" svg:viewBox="0 0 1 5716">
          <text:p/>
        </draw:connector>
        <draw:connector draw:style-name="gr14" draw:text-style-name="P9" draw:layer="layout" svg:x1="20.877cm" svg:y1="30.209cm" svg:x2="20.877cm" svg:y2="31.479cm" draw:start-shape="id7" draw:start-glue-point="2" draw:end-shape="id8" draw:end-glue-point="0" svg:d="M20877 30209v1270" svg:viewBox="0 0 1 1271">
          <text:p/>
        </draw:connector>
        <draw:connector draw:style-name="gr15" draw:text-style-name="P9" draw:layer="layout" svg:x1="20.877cm" svg:y1="34.654cm" svg:x2="20.877cm" svg:y2="35.924cm" draw:start-shape="id8" draw:start-glue-point="2" draw:end-shape="id9" draw:end-glue-point="5" svg:d="M20877 34654v1270" svg:viewBox="0 0 1 1271">
          <text:p/>
        </draw:connector>
        <draw:connector draw:style-name="gr16" draw:text-style-name="P9" draw:layer="layout" svg:x1="13.511cm" svg:y1="25.764cm" svg:x2="15.797cm" svg:y2="28.621cm" draw:start-shape="id5" draw:start-glue-point="2" draw:end-shape="id7" draw:end-glue-point="3" svg:d="M13511 25764v2857h2286" svg:viewBox="0 0 2287 2858">
          <text:p/>
        </draw:connector>
        <draw:connector draw:style-name="gr17" draw:text-style-name="P9" draw:layer="layout" svg:x1="28.243cm" svg:y1="25.764cm" svg:x2="25.957cm" svg:y2="28.621cm" draw:start-shape="id6" draw:start-glue-point="2" draw:end-shape="id7" draw:end-glue-point="1" svg:d="M28243 25764v2857h-2286" svg:viewBox="0 0 2287 2858">
          <text:p/>
        </draw:connector>
        <draw:custom-shape draw:style-name="gr3" draw:text-style-name="P7" xml:id="id13" draw:id="id13" draw:layer="layout" svg:width="10.16cm" svg:height="3.048cm" svg:x="48.436cm" svg:y="22.716cm">
          <text:p text:style-name="P6"><text:span text:style-name="T3">GCPs</text:span><text:span text:style-name="T3"><text:line-break/></text:span><text:span text:style-name="T3">(image coordinate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1" draw:id="id11" draw:layer="layout" svg:width="10.16cm" svg:height="3.048cm" svg:x="35.736cm" svg:y="22.716cm">
          <text:p text:style-name="P1"><text:span text:style-name="T1">Relative orientation</text:span></text:p>
          <text:p text:style-name="P1"><text:span text:style-name="T1">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9" draw:layer="layout" svg:x1="10.972cm" svg:y1="3.221cm" svg:x2="21.131cm" svg:y2="6.714cm" draw:start-shape="id10" draw:start-glue-point="1" draw:end-shape="id1" draw:end-glue-point="4" svg:d="M10972 3221h10159v3493" svg:viewBox="0 0 10160 3494">
          <text:p/>
        </draw:connector>
        <draw:connector draw:style-name="gr19" draw:text-style-name="P9" draw:layer="layout" draw:line-skew="3.619cm" svg:x1="25.46cm" svg:y1="37.512cm" svg:x2="35.736cm" svg:y2="24.24cm" draw:start-shape="id9" draw:start-glue-point="6" draw:end-shape="id11" svg:d="M25460 37512h9006v-13272h1270" svg:viewBox="0 0 10277 13273">
          <text:p/>
        </draw:connector>
        <draw:connector draw:style-name="gr20" draw:text-style-name="P9" draw:layer="layout" svg:x1="40.816cm" svg:y1="25.764cm" svg:x2="42.583cm" svg:y2="28.685cm" draw:start-shape="id11" draw:start-glue-point="2" draw:end-shape="id12" draw:end-glue-point="9" svg:d="M40816 25764v2921h1767" svg:viewBox="0 0 1768 2922">
          <text:p/>
        </draw:connector>
        <draw:connector draw:style-name="gr21" draw:text-style-name="P9" draw:layer="layout" svg:x1="53.516cm" svg:y1="25.764cm" svg:x2="51.749cm" svg:y2="28.685cm" draw:start-shape="id13" draw:start-glue-point="2" draw:end-shape="id12" draw:end-glue-point="6" svg:d="M53516 25764v2921h-1767" svg:viewBox="0 0 1768 2922">
          <text:p/>
        </draw:connector>
        <draw:connector draw:style-name="gr22" draw:text-style-name="P9" draw:layer="layout" svg:x1="53.516cm" svg:y1="16.874cm" svg:x2="53.516cm" svg:y2="18.271cm" draw:start-shape="id14" draw:start-glue-point="2" draw:end-shape="id15" draw:end-glue-point="0" svg:d="M53516 16874v1397" svg:viewBox="0 0 1 1398">
          <text:p/>
        </draw:connector>
        <draw:connector draw:style-name="gr23" draw:text-style-name="P9" draw:layer="layout" svg:x1="53.516cm" svg:y1="21.319cm" svg:x2="53.516cm" svg:y2="22.716cm" draw:start-shape="id15" draw:start-glue-point="2" draw:end-shape="id13" draw:end-glue-point="0" svg:d="M53516 21319v1397" svg:viewBox="0 0 1 1398">
          <text:p/>
        </draw:connector>
        <draw:connector draw:style-name="gr24" draw:text-style-name="P9" draw:layer="layout" svg:x1="47.166cm" svg:y1="30.209cm" svg:x2="47.163cm" svg:y2="32.114cm" draw:start-shape="id12" draw:start-glue-point="8" draw:end-shape="id16" draw:end-glue-point="0" svg:d="M47166 30209v953h-3v952" svg:viewBox="0 0 4 1906">
          <text:p/>
        </draw:connector>
        <draw:connector draw:style-name="gr25" draw:text-style-name="P9" draw:layer="layout" svg:x1="47.163cm" svg:y1="35.289cm" svg:x2="47.161cm" svg:y2="37.194cm" draw:start-shape="id16" draw:start-glue-point="2" draw:end-shape="id17" draw:end-glue-point="4" svg:d="M47163 35289v952h-2v953" svg:viewBox="0 0 3 1906">
          <text:p/>
        </draw:connector>
        <draw:connector draw:style-name="gr26" draw:text-style-name="P9" draw:layer="layout" svg:x1="5.887cm" svg:y1="11.35cm" svg:x2="8.431cm" svg:y2="15.286cm" draw:start-shape="id18" draw:start-glue-point="2" draw:end-shape="id2" draw:end-glue-point="3" svg:d="M5887 11350v3936h2544" svg:viewBox="0 0 2545 3937">
          <text:p/>
        </draw:connector>
        <draw:frame draw:style-name="gr27" draw:text-style-name="P10" draw:layer="layout" svg:width="1.645cm" svg:height="1.072cm" svg:x="12.673cm" svg:y="8.719cm">
          <draw:text-box>
            <text:p><text:span text:style-name="T5">Yes</text:span></text:p>
          </draw:text-box>
        </draw:frame>
        <draw:frame draw:style-name="gr28" draw:text-style-name="P10" draw:layer="layout" svg:width="1.463cm" svg:height="1.072cm" svg:x="28.023cm" svg:y="8.719cm">
          <draw:text-box>
            <text:p><text:span text:style-name="T5">No</text:span></text:p>
          </draw:text-box>
        </draw:frame>
        <draw:g draw:style-name="gr29">
          <draw:custom-shape draw:style-name="gr30" draw:text-style-name="P5" draw:layer="layout" svg:width="5.715cm" svg:height="2.946cm" svg:x="1.207cm" svg:y="28.465cm">
            <text:p text:style-name="P3"><text:span text:style-name="T6">Decision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2" draw:layer="layout" svg:width="5.715cm" svg:height="1.753cm" svg:x="1.207cm" svg:y="33.923cm">
            <text:p text:style-name="P11"><text:span text:style-name="T7">Input/Outpu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4" draw:layer="layout" svg:width="5.715cm" svg:height="1.753cm" svg:x="1.207cm" svg:y="31.783cm">
            <text:p text:style-name="P13"><text:span text:style-name="T8">Computation</text:span></text:p>
  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3" draw:text-style-name="P15" draw:layer="layout" svg:width="5.715cm" svg:height="1.753cm" svg:x="1.207cm" svg:y="36.063cm">
            <text:p text:style-name="P13"><text:span text:style-name="T8">User Input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16" draw:layer="layout" svg:width="5.715cm" svg:height="1.753cm" svg:x="1.207cm" svg:y="38.216cm">
            <text:p text:style-name="P13"><text:span text:style-name="T8">Optional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5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g draw:style-name="gr29">
          <draw:custom-shape draw:style-name="gr36" draw:text-style-name="P18" xml:id="id19" draw:id="id19" draw:layer="layout" svg:width="10.16cm" svg:height="3.175cm" svg:x="3.555cm" svg:y="0.648cm">
            <text:p text:style-name="P1"><text:span text:style-name="T1">Sta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xml:id="id33" draw:id="id33" draw:layer="layout" svg:width="10.16cm" svg:height="3.175cm" svg:x="7.665cm" svg:y="31.625cm">
            <text:p text:style-name="P3"><text:span text:style-name="T2">Compute CoG</text:span></text:p>
            <text:p text:style-name="P3"><text:span text:style-name="T2">of fiducial markers</text:span></text:p>
  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2" xml:id="id28" draw:id="id28" draw:layer="layout" svg:width="10.16cm" svg:height="3.175cm" svg:x="7.665cm" svg:y="36.705cm">
            <text:p text:style-name="P1"><text:span text:style-name="T9">Principal Poi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xml:id="id31" draw:id="id31" draw:layer="layout" svg:width="10.16cm" svg:height="3.175cm" svg:x="21.97cm" svg:y="29.823cm">
            <text:p text:style-name="P3"><text:span text:style-name="T10">Compute image diagonal</text:span></text:p>
  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5" xml:id="id21" draw:id="id21" draw:layer="layout" svg:width="11.43cm" svg:height="6.096cm" svg:x="7.03cm" svg:y="7.749cm">
            <text:p text:style-name="P3"><text:span text:style-name="T10">Scanner resolution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5" xml:id="id22" draw:id="id22" draw:layer="layout" svg:width="11.43cm" svg:height="6.096cm" svg:x="24.51cm" svg:y="7.749cm">
            <text:p text:style-name="P3"><text:span text:style-name="T10">Frame width (in mm)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8" xml:id="id24" draw:id="id24" draw:layer="layout" svg:width="10.16cm" svg:height="3.175cm" svg:x="39.115cm" svg:y="9.21cm">
            <text:p text:style-name="P3"><text:span text:style-name="T10">Select a reasonable</text:span></text:p>
            <text:p text:style-name="P3"><text:span text:style-name="T10">image width</text:span></text:p>
            <draw:enhanced-geometry svg:viewBox="0 0 21600 21600" draw:type="rectangle" draw:enhanced-path="M 0 0 L 21600 0 21600 21600 0 21600 0 0 Z N"/>
          </draw:custom-shape>
          <draw:g draw:style-name="gr29" xml:id="id25" draw:id="id25">
            <draw:custom-shape draw:style-name="gr7" draw:text-style-name="P4" draw:layer="layout" svg:width="10.16cm" svg:height="3.175cm" svg:x="25.145cm" svg:y="16.385cm">
              <text:p text:style-name="P3"><text:span text:style-name="T11">Image width [mm]</text:span></text:p>
              <text:p text:style-name="P3"><text:span text:style-name="T10">Image width [px]</text:span></text:p>
    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37" draw:text-style-name="P9" draw:layer="layout" svg:x1="27.05cm" svg:y1="17.983cm" svg:x2="33.4cm" svg:y2="17.983cm">
              <text:p/>
            </draw:line>
          </draw:g>
          <draw:custom-shape draw:style-name="gr1" draw:text-style-name="P2" xml:id="id23" draw:id="id23" draw:layer="layout" svg:width="10.16cm" svg:height="3.175cm" svg:x="7.665cm" svg:y="16.385cm">
            <text:p text:style-name="P1"><text:span text:style-name="T9">Pixel si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xml:id="id20" draw:id="id20" draw:layer="layout" svg:width="11.43cm" svg:height="6.096cm" svg:x="15.822cm" svg:y="3.253cm">
            <text:p text:style-name="P3"><text:span text:style-name="T2">Calibration</text:span><text:span text:style-name="T2"><text:line-break/></text:span><text:span text:style-name="T2">protocol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28" draw:text-style-name="P10" draw:layer="layout" svg:width="1.463cm" svg:height="1.072cm" svg:x="12.045cm" svg:y="5.258cm">
            <draw:text-box>
              <text:p><text:span text:style-name="T5">No</text:span></text:p>
            </draw:text-box>
          </draw:frame>
          <draw:frame draw:style-name="gr38" draw:text-style-name="P10" draw:layer="layout" svg:width="1.645cm" svg:height="1.072cm" svg:x="39.664cm" svg:y="5.258cm">
            <draw:text-box>
              <text:p><text:span text:style-name="T5">Yes</text:span></text:p>
            </draw:text-box>
          </draw:frame>
          <draw:frame draw:style-name="gr27" draw:text-style-name="P10" draw:layer="layout" svg:width="1.645cm" svg:height="1.072cm" svg:x="33.53cm" svg:y="37.233cm">
            <draw:text-box>
              <text:p><text:span text:style-name="T5">Yes</text:span></text:p>
            </draw:text-box>
          </draw:frame>
          <draw:frame draw:style-name="gr28" draw:text-style-name="P10" draw:layer="layout" svg:width="1.463cm" svg:height="1.072cm" svg:x="25.587cm" svg:y="33.591cm">
            <draw:text-box>
              <text:p><text:span text:style-name="T5">No</text:span></text:p>
            </draw:text-box>
          </draw:frame>
          <draw:custom-shape draw:style-name="gr6" draw:text-style-name="P8" xml:id="id26" draw:id="id26" draw:layer="layout" svg:width="10.16cm" svg:height="3.175cm" svg:x="7.665cm" svg:y="21.465cm">
            <text:p text:style-name="P3"><text:span text:style-name="T10">Create own</text:span><text:span text:style-name="T10"><text:line-break/></text:span><text:span text:style-name="T10">fiducial marker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27" draw:id="id27" draw:layer="layout" svg:width="10.16cm" svg:height="3.175cm" svg:x="7.665cm" svg:y="26.545cm">
            <text:p text:style-name="P1"><text:span text:style-name="T9">Fiducial marker</text:span></text:p>
            <text:p text:style-name="P1"><text:span text:style-name="T9">loca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xml:id="id29" draw:id="id29" draw:layer="layout" svg:width="11.43cm" svg:height="6.096cm" svg:x="21.335cm" svg:y="35.257cm">
            <text:p text:style-name="P3"><text:span text:style-name="T10">Calibrated principal distanc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2" xml:id="id30" draw:id="id30" draw:layer="layout" svg:width="10.16cm" svg:height="3.175cm" svg:x="35.94cm" svg:y="36.718cm">
            <text:p text:style-name="P1"><text:span text:style-name="T9">Principal distan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9" xml:id="id32" draw:id="id32" draw:layer="layout" svg:width="10.16cm" svg:height="3.175cm" svg:x="48.64cm" svg:y="36.718cm">
            <text:p text:style-name="P1"><text:span text:style-name="T9">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0" draw:text-style-name="P9" draw:layer="layout" svg:x1="13.715cm" svg:y1="2.235cm" svg:x2="21.537cm" svg:y2="3.253cm" draw:start-shape="id19" draw:start-glue-point="1" draw:end-shape="id20" draw:end-glue-point="4" svg:d="M13715 2235h7822v1018" svg:viewBox="0 0 7823 1019">
            <text:p/>
          </draw:connector>
          <draw:connector draw:style-name="gr41" draw:text-style-name="P9" draw:layer="layout" svg:x1="15.822cm" svg:y1="6.301cm" svg:x2="12.745cm" svg:y2="7.749cm" draw:start-shape="id20" draw:start-glue-point="5" draw:end-shape="id21" draw:end-glue-point="4" svg:d="M15822 6301h-3077v1448" svg:viewBox="0 0 3078 1449">
            <text:p/>
          </draw:connector>
          <draw:connector draw:style-name="gr42" draw:text-style-name="P9" draw:layer="layout" svg:x1="18.46cm" svg:y1="10.797cm" svg:x2="24.51cm" svg:y2="10.797cm" draw:start-shape="id21" draw:start-glue-point="7" draw:end-shape="id22" svg:d="M18460 10797h6050" svg:viewBox="0 0 6051 1">
            <text:p/>
          </draw:connector>
          <draw:frame draw:style-name="gr28" draw:text-style-name="P10" draw:layer="layout" svg:width="1.463cm" svg:height="1.072cm" svg:x="20.754cm" svg:y="9.725cm">
            <draw:text-box>
              <text:p><text:span text:style-name="T5">No</text:span></text:p>
            </draw:text-box>
          </draw:frame>
          <draw:connector draw:style-name="gr43" draw:text-style-name="P9" draw:layer="layout" svg:x1="12.745cm" svg:y1="13.845cm" svg:x2="12.745cm" svg:y2="16.385cm" draw:start-shape="id21" draw:start-glue-point="6" draw:end-shape="id23" draw:end-glue-point="0" svg:d="M12745 13845v2540" svg:viewBox="0 0 1 2541">
            <text:p/>
          </draw:connector>
          <draw:frame draw:style-name="gr38" draw:text-style-name="P10" draw:layer="layout" svg:width="1.645cm" svg:height="1.072cm" svg:x="11.1cm" svg:y="14.579cm">
            <draw:text-box>
              <text:p><text:span text:style-name="T5">Yes</text:span></text:p>
            </draw:text-box>
          </draw:frame>
          <draw:connector draw:style-name="gr44" draw:text-style-name="P9" draw:layer="layout" svg:x1="44.195cm" svg:y1="12.385cm" svg:x2="35.305cm" svg:y2="17.972cm" draw:start-shape="id24" draw:start-glue-point="2" draw:end-shape="id25" draw:end-glue-point="1" svg:d="M44195 12385v5587h-8890" svg:viewBox="0 0 8891 5588">
            <text:p/>
          </draw:connector>
          <draw:connector draw:style-name="gr45" draw:text-style-name="P9" draw:layer="layout" svg:x1="12.745cm" svg:y1="19.56cm" svg:x2="12.745cm" svg:y2="21.465cm" draw:start-shape="id23" draw:start-glue-point="2" draw:end-shape="id26" svg:d="M12745 19560v1905" svg:viewBox="0 0 1 1906">
            <text:p/>
          </draw:connector>
          <draw:connector draw:style-name="gr46" draw:text-style-name="P9" draw:layer="layout" svg:x1="12.745cm" svg:y1="24.64cm" svg:x2="12.745cm" svg:y2="26.545cm" draw:start-shape="id26" draw:start-glue-point="2" draw:end-shape="id27" draw:end-glue-point="0" svg:d="M12745 24640v1905" svg:viewBox="0 0 1 1906">
            <text:p/>
          </draw:connector>
          <draw:connector draw:style-name="gr47" draw:text-style-name="P9" draw:layer="layout" svg:x1="17.825cm" svg:y1="38.292cm" svg:x2="21.335cm" svg:y2="38.305cm" draw:start-shape="id28" draw:start-glue-point="1" draw:end-shape="id29" draw:end-glue-point="5" svg:d="M17825 38292h1756v13h1754" svg:viewBox="0 0 3511 14">
            <text:p/>
          </draw:connector>
          <draw:connector draw:style-name="gr48" draw:text-style-name="P9" draw:layer="layout" svg:x1="32.765cm" svg:y1="38.305cm" svg:x2="35.94cm" svg:y2="38.305cm" draw:start-shape="id29" draw:start-glue-point="7" draw:end-shape="id30" draw:end-glue-point="3" svg:d="M32765 38305h3175" svg:viewBox="0 0 3176 1">
            <text:p/>
          </draw:connector>
          <draw:connector draw:style-name="gr49" draw:text-style-name="P9" draw:layer="layout" svg:x1="30.225cm" svg:y1="13.845cm" svg:x2="30.225cm" svg:y2="16.385cm" draw:start-shape="id22" draw:start-glue-point="6" draw:end-shape="id25" draw:end-glue-point="0" svg:d="M30225 13845v2540" svg:viewBox="0 0 1 2541">
            <text:p/>
          </draw:connector>
          <draw:frame draw:style-name="gr27" draw:text-style-name="P10" draw:layer="layout" svg:width="1.645cm" svg:height="1.072cm" svg:x="28.58cm" svg:y="14.579cm">
            <draw:text-box>
              <text:p><text:span text:style-name="T5">Yes</text:span></text:p>
            </draw:text-box>
          </draw:frame>
          <draw:connector draw:style-name="gr50" draw:text-style-name="P9" draw:layer="layout" svg:x1="27.05cm" svg:y1="35.257cm" svg:x2="27.05cm" svg:y2="32.998cm" draw:start-shape="id29" draw:start-glue-point="4" draw:end-shape="id31" draw:end-glue-point="8" svg:d="M27050 35257v-2259" svg:viewBox="0 0 1 2260">
            <text:p/>
          </draw:connector>
          <draw:connector draw:style-name="gr51" draw:text-style-name="P9" draw:layer="layout" svg:x1="31.633cm" svg:y1="31.411cm" svg:x2="41.02cm" svg:y2="36.718cm" draw:start-shape="id31" draw:start-glue-point="6" draw:end-shape="id30" draw:end-glue-point="0" svg:d="M31633 31411h9387v5307" svg:viewBox="0 0 9388 5308">
            <text:p/>
          </draw:connector>
          <draw:connector draw:style-name="gr52" draw:text-style-name="P9" draw:layer="layout" svg:x1="25.145cm" svg:y1="17.972cm" svg:x2="17.825cm" svg:y2="17.972cm" draw:start-shape="id25" draw:end-shape="id23" draw:end-glue-point="1" svg:d="M25145 17972h-7320" svg:viewBox="0 0 7321 1">
            <text:p/>
          </draw:connector>
          <draw:connector draw:style-name="gr53" draw:text-style-name="P9" draw:layer="layout" svg:x1="46.1cm" svg:y1="38.305cm" svg:x2="48.64cm" svg:y2="38.305cm" draw:start-shape="id30" draw:start-glue-point="1" draw:end-shape="id32" draw:end-glue-point="3" svg:d="M46100 38305h2540" svg:viewBox="0 0 2541 1">
            <text:p/>
          </draw:connector>
          <draw:connector draw:style-name="gr54" draw:text-style-name="P9" draw:layer="layout" svg:x1="12.745cm" svg:y1="29.72cm" svg:x2="12.745cm" svg:y2="31.625cm" draw:start-shape="id27" draw:start-glue-point="2" draw:end-shape="id33" draw:end-glue-point="5" svg:d="M12745 29720v1905" svg:viewBox="0 0 1 1906">
            <text:p/>
          </draw:connector>
          <draw:connector draw:style-name="gr55" draw:text-style-name="P9" draw:layer="layout" svg:x1="12.745cm" svg:y1="34.8cm" svg:x2="12.745cm" svg:y2="36.705cm" draw:start-shape="id33" draw:start-glue-point="8" draw:end-shape="id28" draw:end-glue-point="0" svg:d="M12745 34800v1905" svg:viewBox="0 0 1 1906">
            <text:p/>
          </draw:connector>
          <draw:connector draw:style-name="gr56" draw:text-style-name="P9" draw:layer="layout" svg:x1="35.94cm" svg:y1="10.797cm" svg:x2="39.115cm" svg:y2="10.797cm" draw:start-shape="id22" draw:start-glue-point="7" draw:end-shape="id24" draw:end-glue-point="3" svg:d="M35940 10797h3175" svg:viewBox="0 0 3176 1">
            <text:p/>
          </draw:connector>
          <draw:frame draw:style-name="gr28" draw:text-style-name="P10" draw:layer="layout" svg:width="1.463cm" svg:height="1.072cm" svg:x="36.796cm" svg:y="9.725cm">
            <draw:text-box>
              <text:p><text:span text:style-name="T5">No</text:span></text:p>
            </draw:text-box>
          </draw:frame>
          <draw:connector draw:style-name="gr57" draw:text-style-name="P9" draw:layer="layout" svg:x1="27.252cm" svg:y1="6.301cm" svg:x2="53.72cm" svg:y2="36.718cm" draw:start-shape="id20" draw:start-glue-point="7" draw:end-shape="id32" draw:end-glue-point="0" svg:d="M27252 6301h26468v30417" svg:viewBox="0 0 26469 30418">
            <text:p/>
          </draw:connector>
        </draw:g>
        <draw:g draw:style-name="gr29">
          <draw:custom-shape draw:style-name="gr30" draw:text-style-name="P5" draw:layer="layout" svg:width="5.715cm" svg:height="2.946cm" svg:x="0.5cm" svg:y="32.249cm">
            <text:p text:style-name="P3"><text:span text:style-name="T6">Decision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1" draw:text-style-name="P12" draw:layer="layout" svg:width="5.715cm" svg:height="1.753cm" svg:x="0.5cm" svg:y="37.707cm">
            <text:p text:style-name="P11"><text:span text:style-name="T7">Input/Outpu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4" draw:layer="layout" svg:width="5.715cm" svg:height="1.753cm" svg:x="0.5cm" svg:y="35.567cm">
            <text:p text:style-name="P13"><text:span text:style-name="T8">Computation</text:span></text:p>
  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3" draw:text-style-name="P15" draw:layer="layout" svg:width="5.715cm" svg:height="1.753cm" svg:x="0.5cm" svg:y="39.847cm">
            <text:p text:style-name="P13"><text:span text:style-name="T8">User Input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5" draw:layer="layout" svg:width="19.798cm" svg:height="11.136cm" svg:x="0.6cm" svg:y="2.257cm" draw:page-number="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2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062cm" fo:margin-bottom="0cm" fo:text-indent="0cm"/>
      <style:text-properties fo:font-size="74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94cm" fo:margin-bottom="0cm" fo:text-indent="0cm"/>
      <style:text-properties fo:font-size="63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28cm" fo:margin-bottom="0cm" fo:text-indent="0cm"/>
      <style:text-properties fo:font-size="53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62cm" fo:margin-bottom="0cm" fo:text-indent="0cm"/>
      <style:text-properties fo:font-size="53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62cm" fo:margin-bottom="0cm" fo:text-indent="0cm"/>
      <style:text-properties fo:font-size="53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62cm" fo:margin-bottom="0cm" fo:text-indent="0cm"/>
      <style:text-properties fo:font-size="53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62cm" fo:margin-bottom="0cm" fo:text-indent="0cm"/>
      <style:text-properties fo:font-size="53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62cm" fo:margin-bottom="0cm" fo:text-indent="0cm"/>
      <style:text-properties fo:font-size="53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7.1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53.459cm" svg:height="7.01cm" svg:x="2.97cm" svg:y="1.676cm" presentation:class="title" presentation:placeholder="true">
        <draw:text-box/>
      </draw:frame>
      <draw:frame presentation:style-name="Default-outline1" draw:layer="backgroundobjects" svg:width="53.459cm" svg:height="24.359cm" svg:x="2.97cm" svg:y="9.823cm" presentation:class="outline" presentation:placeholder="true">
        <draw:text-box/>
      </draw:frame>
      <draw:frame presentation:style-name="Mpr1" draw:text-style-name="MP2" draw:layer="backgroundobjects" svg:width="13.837cm" svg:height="2.893cm" svg:x="2.97cm" svg:y="38.25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6cm" svg:height="2.893cm" svg:x="20.307cm" svg:y="38.25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7cm" svg:height="2.893cm" svg:x="42.582cm" svg:y="38.25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</meta:initial-creator>
    <meta:creation-date>2024-11-17T12:50:38.765767930</meta:creation-date>
    <dc:date>2024-11-19T13:49:08.527162752</dc:date>
    <dc:creator>bob</dc:creator>
    <meta:editing-duration>PT2H24M58S</meta:editing-duration>
    <meta:editing-cycles>14</meta:editing-cycles>
    <meta:generator>LibreOffice/7.6.7.2$Linux_X86_64 LibreOffice_project/60$Build-2</meta:generator>
    <meta:print-date>2024-11-17T14:55:32.166931078</meta:print-date>
    <meta:printed-by>PDF files: bob</meta:printed-by>
    <meta:document-statistic meta:object-count="118"/>
  </office:meta>
</office:document-meta>
</file>